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41d6" officeooo:paragraph-rsid="001341d6"/>
    </style:style>
    <style:style style:name="P2" style:family="paragraph" style:parent-style-name="Standard">
      <style:paragraph-properties fo:line-height="100%" fo:break-before="page"/>
      <style:text-properties officeooo:rsid="001ccdd1" officeooo:paragraph-rsid="001ccdd1"/>
    </style:style>
    <style:style style:name="P3" style:family="paragraph" style:parent-style-name="Standard">
      <style:paragraph-properties fo:line-height="200%" fo:break-before="page"/>
      <style:text-properties officeooo:rsid="00236174" officeooo:paragraph-rsid="00236174"/>
    </style:style>
    <style:style style:name="P4" style:family="paragraph" style:parent-style-name="Standard">
      <style:paragraph-properties fo:line-height="100%" fo:break-before="page"/>
      <style:text-properties officeooo:rsid="00236174" officeooo:paragraph-rsid="00236174"/>
    </style:style>
    <style:style style:name="P5" style:family="paragraph" style:parent-style-name="Standard">
      <style:text-properties officeooo:rsid="001341d6" officeooo:paragraph-rsid="001341d6"/>
    </style:style>
    <style:style style:name="P6" style:family="paragraph" style:parent-style-name="Standard">
      <style:text-properties officeooo:rsid="001a1abd" officeooo:paragraph-rsid="001a1abd"/>
    </style:style>
    <style:style style:name="P7" style:family="paragraph" style:parent-style-name="Standard">
      <style:paragraph-properties fo:line-height="200%"/>
      <style:text-properties officeooo:rsid="001a1abd" officeooo:paragraph-rsid="001b673c"/>
    </style:style>
    <style:style style:name="P8" style:family="paragraph" style:parent-style-name="Standard">
      <style:text-properties fo:font-style="normal" officeooo:rsid="001a1abd" officeooo:paragraph-rsid="001a1abd" style:font-style-asian="normal" style:font-style-complex="normal"/>
    </style:style>
    <style:style style:name="P9" style:family="paragraph" style:parent-style-name="Standard">
      <style:paragraph-properties fo:line-height="200%"/>
      <style:text-properties fo:font-style="normal" officeooo:rsid="001a1abd" officeooo:paragraph-rsid="001b673c" style:font-style-asian="normal" style:font-style-complex="normal"/>
    </style:style>
    <style:style style:name="P10" style:family="paragraph" style:parent-style-name="Standard">
      <style:paragraph-properties fo:line-height="100%" fo:text-align="start" style:justify-single-word="false"/>
      <style:text-properties fo:font-style="normal" officeooo:rsid="001ccdd1" officeooo:paragraph-rsid="001ccdd1" style:font-style-asian="normal" style:font-style-complex="normal"/>
    </style:style>
    <style:style style:name="P11" style:family="paragraph" style:parent-style-name="Standard">
      <style:paragraph-properties fo:line-height="100%" fo:text-align="start" style:justify-single-word="false"/>
      <style:text-properties fo:font-style="normal" officeooo:rsid="001ccdd1" officeooo:paragraph-rsid="001e7914" style:font-style-asian="normal" style:font-style-complex="normal"/>
    </style:style>
    <style:style style:name="P12" style:family="paragraph" style:parent-style-name="Standard">
      <style:paragraph-properties fo:line-height="100%" fo:text-align="start" style:justify-single-word="false"/>
      <style:text-properties fo:font-style="normal" officeooo:rsid="001ccdd1" officeooo:paragraph-rsid="00236174" style:font-style-asian="normal" style:font-style-complex="normal"/>
    </style:style>
    <style:style style:name="P13" style:family="paragraph" style:parent-style-name="Standard">
      <style:paragraph-properties fo:line-height="100%" fo:text-align="start" style:justify-single-word="false"/>
      <style:text-properties fo:font-style="normal" officeooo:rsid="001e7914" officeooo:paragraph-rsid="001e7914" style:font-style-asian="normal" style:font-style-complex="normal"/>
    </style:style>
    <style:style style:name="P14" style:family="paragraph" style:parent-style-name="Standard">
      <style:paragraph-properties fo:line-height="100%"/>
      <style:text-properties officeooo:rsid="001ccdd1" officeooo:paragraph-rsid="001ccdd1"/>
    </style:style>
    <style:style style:name="P15" style:family="paragraph" style:parent-style-name="Standard">
      <style:paragraph-properties fo:line-height="100%" fo:text-align="center" style:justify-single-word="false"/>
      <style:text-properties officeooo:rsid="001ccdd1" officeooo:paragraph-rsid="001ccdd1"/>
    </style:style>
    <style:style style:name="P16" style:family="paragraph" style:parent-style-name="Standard">
      <style:paragraph-properties fo:line-height="100%"/>
      <style:text-properties officeooo:rsid="00236174" officeooo:paragraph-rsid="00236174"/>
    </style:style>
    <style:style style:name="P17" style:family="paragraph" style:parent-style-name="Frame_20_contents">
      <style:text-properties fo:font-weight="normal" officeooo:rsid="00184c94" officeooo:paragraph-rsid="00184c94" style:font-weight-asian="normal" style:font-weight-complex="normal"/>
    </style:style>
    <style:style style:name="T1" style:family="text">
      <style:text-properties officeooo:rsid="00184c94"/>
    </style:style>
    <style:style style:name="T2" style:family="text">
      <style:text-properties fo:font-style="italic" style:font-style-asian="italic" style:font-style-complex="italic"/>
    </style:style>
    <style:style style:name="T3" style:family="text">
      <style:text-properties officeooo:rsid="001b673c"/>
    </style:style>
    <style:style style:name="T4" style:family="text">
      <style:text-properties fo:font-style="normal" style:font-style-asian="normal" style:font-style-complex="normal"/>
    </style:style>
    <style:style style:name="T5" style:family="text">
      <style:text-properties fo:font-style="normal" officeooo:rsid="001b673c" style:font-style-asian="normal" style:font-style-complex="normal"/>
    </style:style>
    <style:style style:name="T6" style:family="text">
      <style:text-properties officeooo:rsid="001e7914"/>
    </style:style>
    <style:style style:name="T7" style:family="text">
      <style:text-properties officeooo:rsid="002289d4"/>
    </style:style>
    <style:style style:name="fr1" style:family="graphic" style:parent-style-name="Frame">
      <style:graphic-properties style:wrap="none" style:vertical-pos="from-top" style:vertical-rel="page" style:horizontal-pos="from-left" style:horizontal-rel="page" fo:padding="0.0598in" fo:border="0.06pt solid #000000"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svg:x="1.302in" svg:y="1.152in" svg:width="6in" draw:z-index="0">
        <draw:text-box fo:min-height="8in">
          <text:p text:style-name="P17">class SimAI:</text:p>
          <text:p text:style-name="P17"><text:tab/>my_edges = []</text:p>
          <text:p text:style-name="P17"><text:tab/>opponents_edges = []</text:p>
          <text:p text:style-name="P17"><text:tab/>node_list = []</text:p>
          <text:p text:style-name="P17"><text:tab/>node_overlap = {}</text:p>
          <text:p text:style-name="P17"><text:tab/></text:p>
          <text:p text:style-name="P17"><text:tab/>def __init__(self, nodes):</text:p>
          <text:p text:style-name="P17"><text:tab/><text:tab/>self.node_list = nodes</text:p>
          <text:p text:style-name="P17"><text:tab/><text:tab/>for node in self.node_list:</text:p>
          <text:p text:style-name="P17"><text:tab/><text:tab/><text:tab/>self.node_overlap[node] = 0</text:p>
          <text:p text:style-name="P17"><text:tab/><text:tab/></text:p>
          <text:p text:style-name="P17"><text:tab/>def countNodeOverlap(self):</text:p>
          <text:p text:style-name="P17"><text:tab/><text:tab/>for node in self.node_list:</text:p>
          <text:p text:style-name="P17"><text:tab/><text:tab/><text:tab/>self.node_overlap[node] = 0</text:p>
          <text:p text:style-name="P17"><text:tab/><text:tab/>for edge in self.my_edges:</text:p>
          <text:p text:style-name="P17"><text:tab/><text:tab/><text:tab/>(node1, node2) = edge.getEdge()</text:p>
          <text:p text:style-name="P17"><text:tab/><text:tab/><text:tab/>self.node_overlap[node1] += 1</text:p>
          <text:p text:style-name="P17"><text:tab/><text:tab/><text:tab/>self.node_overlap[node2] += 1</text:p>
          <text:p text:style-name="P17"><text:tab/><text:tab/><text:tab/></text:p>
          <text:p text:style-name="P17"><text:tab/>def buildEdgeWeightTree(self, remaining):</text:p>
          <text:p text:style-name="P17"><text:tab/><text:tab/>weighted_edges = []</text:p>
          <text:p text:style-name="P17"><text:tab/><text:tab/>for edge in remaining:</text:p>
          <text:p text:style-name="P17"><text:tab/><text:tab/><text:tab/>(node1, node2) = edge.getEdge()</text:p>
          <text:p text:style-name="P17"><text:tab/><text:tab/><text:tab/>weight = self.node_overlap[node1] + self.node_overlap[node2]</text:p>
          <text:p text:style-name="P17"><text:tab/><text:tab/><text:tab/>weighted_edges.append((edge, weight))</text:p>
          <text:p text:style-name="P17"><text:tab/><text:tab/>return weighted_edges</text:p>
          <text:p text:style-name="P17"><text:tab/><text:tab/><text:tab/><text:tab/></text:p>
          <text:p text:style-name="P17"><text:tab/>def findBestEdge(self, remaining):</text:p>
          <text:p text:style-name="P17"><text:tab/><text:tab/>self.countNodeOverlap()</text:p>
          <text:p text:style-name="P17"><text:tab/><text:tab/>edge_weight_tree = self.buildEdgeWeightTree(remaining)</text:p>
          <text:p text:style-name="P17"><text:tab/><text:tab/>best_edge_weight = 100</text:p>
          <text:p text:style-name="P17"><text:tab/><text:tab/>best_edge = 0</text:p>
          <text:p text:style-name="P17"><text:tab/><text:tab/>for node in edge_weight_tree:</text:p>
          <text:p text:style-name="P17"><text:tab/><text:tab/><text:tab/>(edge, weight) = node</text:p>
          <text:p text:style-name="P17"><text:tab/><text:tab/><text:tab/>print("Edge: " + str(edge.getEdge()) + " Weight: " + str(weight))</text:p>
          <text:p text:style-name="P17"><text:tab/><text:tab/><text:tab/>if weight &lt; best_edge_weight:</text:p>
          <text:p text:style-name="P17"><text:tab/><text:tab/><text:tab/><text:tab/>best_edge_weight = weight</text:p>
          <text:p text:style-name="P17"><text:tab/><text:tab/><text:tab/><text:tab/>best_edge = edge</text:p>
          <text:p text:style-name="P17"><text:tab/><text:tab/>return best_edge</text:p>
          <text:p text:style-name="P17"><text:tab/></text:p>
          <text:p text:style-name="P17"><text:tab/>def chooseBestEdge(self, myedges, oppedges, remaining):</text:p>
          <text:p text:style-name="P17"><text:tab/><text:tab/>self.my_edges = myedges</text:p>
          <text:p text:style-name="P17"><text:tab/><text:tab/>self.opponents_edges = oppedges</text:p>
          <text:p text:style-name="P17"><text:tab/><text:tab/>return self.findBestEdge(remaining)</text:p>
        </draw:text-box>
      </draw:frame>
      <text:p text:style-name="P1">Shane Sarnac</text:p>
      <text:p text:style-name="P1">CSCI 3202</text:p>
      <text:p text:style-name="P1">PS <text:span text:style-name="T1">2 </text:span></text:p>
      <text:p text:style-name="P1"/>
      <text:p text:style-name="P6">1) <text:span text:style-name="T2">Write a Program to play the game of SIM with eight points (labeled A-H) in which the computer competes against a user.</text:span></text:p>
      <text:p text:style-name="P8"/>
      <text:p text:style-name="P9"><text:tab/>To accomplish this task, I first developed an implementation for the SIM game in which two human players could compete against each other while displaying the edges claimed by each player and the remaining edges that each player could choose. In the background of the program, the SIM game keeps four lists, one for each player, one for all the edges claimed, and one containing all of the nodes in the game. </text:p>
      <text:p text:style-name="P9"><text:span text:style-name="T3"><text:tab/>Once a game could be played between two human players, I worked to modify the game so that an AI player could take the place of the second human. </text:span>The <text:span text:style-name="T3">AI player, called SimAI in the program, begins by looking at every edge it owns and counts how many times each particular node appears in its set of edges, storing the count in a dictionary to track how often a particular node is used. Then it uses its list of claimed edges and the list of all the claimed edges to determine which edges remain. From these edges, the SimAI builds a list tracking the “weight” of each edge, where the weight represents the sum of the total number of times each node in the edge is already used in the SimAI’s edge list. From this weight list, the SimAI randomly picks an edge with the smallest weight. </text:span></text:p>
      <text:p text:style-name="P7"><text:span text:style-name="T5"><text:tab/>In theory, a triangle is more likely to happen when a particular node is used more frequently within a player’s set of edges. Therefore, by selecting edges with the least used nodes, the SimAI should perform reasonably well in defending against a human opponent. In practice, however, the strategy doesn’t work very well because the SimAI will sometimes pick edges that will form a triangle when non-triangle forming edges remain available. Additionally, because this is primarily a defense-based strategy, the AI does not typically leave options open that enables a human user to lose by accident. As a result, more often than not this strategy either produces a loss for the AI or a scratch game. </text:span></text:p>
      <text:p text:style-name="P3"><text:span text:style-name="T5">R</text:span><text:span text:style-name="T4">elevant Code for Part 1:</text:span></text:p>
      <text:p text:style-name="P4"><text:span text:style-name="T5">A </text:span><text:span text:style-name="T4">couple examples of game play:</text:span></text:p>
      <text:p text:style-name="P16"><text:span text:style-name="T4"/></text:p>
      <text:p text:style-name="P2"><text:span text:style-name="T5">2</text:span><text:span text:style-name="T4">) </text:span><text:span text:style-name="T2">Construct a tree with a branching factor of 3 at each level, and 81 leaves. This tree will represent two complete MAX-MIN pairs of moves. The top level of the tree is MAX; the next level is MIN, and so on. The fifth level are the leaves of the tree, labeled with the following numbers, grouped in sets of 27, and reading from left to right:</text:span></text:p>
      <text:p text:style-name="P14"><text:span text:style-name="T2"/></text:p>
      <text:p text:style-name="P15"><text:span text:style-name="T2">837 259 538 257 948 632 495 172 246</text:span></text:p>
      <text:p text:style-name="P15"><text:span text:style-name="T2">147 842 578 246 956 102 453 927 317</text:span></text:p>
      <text:p text:style-name="P15"><text:span text:style-name="T2">956 401 345 123 734 432 827 193 273</text:span></text:p>
      <text:p text:style-name="P10">(a) <text:span text:style-name="T2">What is the overall value of this tree to MAX?</text:span></text:p>
      <text:p text:style-name="P10"><text:span text:style-name="T2"/></text:p>
      <text:p text:style-name="P13"><text:tab/>The overall value of this tree to MAX is 3. </text:p>
      <text:p text:style-name="P10"><text:span text:style-name="T2"/></text:p>
      <text:p text:style-name="P10"><text:span text:style-name="T2"/></text:p>
      <text:p text:style-name="P10">(b) <text:span text:style-name="T2">How many of these leaves actually have to be evaluated by an alpha-beta game search algorithm assuming that possible moves are examined from left to right?</text:span></text:p>
      <text:p text:style-name="P10"/>
      <text:p text:style-name="P12"><text:tab/><text:span text:style-name="T6">From left to right, only 40 of the 81 nodes need to be examined by an alpha-beta game search algorithm. I did this by hand, which can be viewed in the P2Images folder in my CSCI-3202 repository on my github account for HW2. </text:span></text:p>
      <text:p text:style-name="P10"/>
      <text:p text:style-name="P10"/>
      <text:p text:style-name="P10">(c) <text:span text:style-name="T2">How many leaves have to be evaluated by alpha-beta assuming that moves are examined from right to left?</text:span></text:p>
      <text:p text:style-name="P10"><text:span text:style-name="T2"/></text:p>
      <text:p text:style-name="P11"><text:span text:style-name="T2"><text:tab/></text:span><text:span text:style-name="T6">From right to left, only 46 of the 81 nodes need to be examined by an alpha-beta game search algorithm. I did this by hand, which can be viewed in the P2Images folder in my CSCI-3202 repository on my github account for HW2. </text:span></text:p>
      <text:p text:style-name="P10"><text:span text:style-name="T2"/></text:p>
      <text:p text:style-name="P10">(d) <text:span text:style-name="T2">Suppose the root player is MIN. Now how many of the 81 leaves have to be evaluated by an alpha-beta searcher if moves are examined from left to right?</text:span></text:p>
      <text:p text:style-name="P10"><text:span text:style-name="T2"/></text:p>
      <text:p text:style-name="P10"><text:tab/><text:span text:style-name="T7">By changing the order in which the players choose, this game results in a different evaluation result, giving a final value of 7 instead of 3. Using alpha-beta pruning, this can be accomplished by looking at only 43 of the 81 leaf nod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02:35.550843086</meta:creation-date>
    <meta:editing-duration>PT38M28S</meta:editing-duration>
    <meta:editing-cycles>16</meta:editing-cycles>
    <meta:generator>LibreOffice/5.1.6.2$Linux_X86_64 LibreOffice_project/10m0$Build-2</meta:generator>
    <dc:date>2017-10-27T04:28:30.929655011</dc:date>
    <meta:document-statistic meta:table-count="0" meta:image-count="0" meta:object-count="0" meta:page-count="4" meta:paragraph-count="65" meta:word-count="825" meta:character-count="4940" meta:non-whitespace-character-count="4067"/>
  </office:meta>
</office:document-meta>
</file>